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9"/>
    <style:style style:name="P6" style:family="paragraph" style:parent-style-name="Text_20_body" style:list-style-name="L9">
      <style:paragraph-properties fo:margin-top="0in" fo:margin-bottom="0in" style:contextual-spacing="false"/>
    </style:style>
    <style:style style:name="P7" style:family="paragraph" style:parent-style-name="Text_20_body" style:list-style-name="L10"/>
    <style:style style:name="P8" style:family="paragraph" style:parent-style-name="Text_20_body" style:list-style-name="L10">
      <style:paragraph-properties fo:margin-top="0in" fo:margin-bottom="0in" style:contextual-spacing="false"/>
    </style:style>
    <style:style style:name="P9" style:family="paragraph" style:parent-style-name="Text_20_body" style:list-style-name="L11"/>
    <style:style style:name="P10" style:family="paragraph" style:parent-style-name="Text_20_body" style:list-style-name="L11">
      <style:paragraph-properties fo:margin-top="0in" fo:margin-bottom="0in" style:contextual-spacing="false"/>
    </style:style>
    <style:style style:name="P11" style:family="paragraph" style:parent-style-name="Text_20_body" style:list-style-name="L12"/>
    <style:style style:name="P12" style:family="paragraph" style:parent-style-name="Text_20_body" style:list-style-name="L12">
      <style:paragraph-properties fo:margin-top="0in" fo:margin-bottom="0in" style:contextual-spacing="false"/>
    </style:style>
    <style:style style:name="P13" style:family="paragraph" style:parent-style-name="Text_20_body" style:list-style-name="L13"/>
    <style:style style:name="P14" style:family="paragraph" style:parent-style-name="Text_20_body" style:list-style-name="L13">
      <style:paragraph-properties fo:margin-top="0in" fo:margin-bottom="0in" style:contextual-spacing="false"/>
    </style:style>
    <style:style style:name="P15" style:family="paragraph" style:parent-style-name="Text_20_body" style:list-style-name="L14"/>
    <style:style style:name="P16" style:family="paragraph" style:parent-style-name="Text_20_body" style:list-style-name="L14">
      <style:paragraph-properties fo:margin-top="0in" fo:margin-bottom="0in" style:contextual-spacing="false"/>
    </style:style>
    <style:style style:name="T1" style:family="text">
      <style:text-properties fo:font-size="20pt" officeooo:rsid="000b5b32" style:font-size-asian="17.5pt" style:font-size-complex="20pt"/>
    </style:style>
    <style:style style:name="T2" style:family="text">
      <style:text-properties fo:font-size="12pt" officeooo:rsid="000b5b32" style:font-size-asian="10.5pt" style:font-size-complex="12pt"/>
    </style:style>
    <style:style style:name="T3" style:family="text">
      <style:text-properties fo:font-size="24pt" officeooo:rsid="000b5b32" style:font-size-asian="24pt" style:font-size-complex="2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re Features for High-End Attendance Management</text:h>
      <text:list xml:id="list1715872709" text:style-name="L1">
        <text:list-item>
          <text:p text:style-name="P1"><text:span text:style-name="Strong_20_Emphasis">Biometric Integration</text:span>:</text:p>
          <text:list>
            <text:list-item>
              <text:p text:style-name="P2"><text:span text:style-name="Strong_20_Emphasis">RFID or Biometric Scanning</text:span> for attendance check-ins at entrances or classrooms, with integration into the attendance system to minimize manual entry.</text:p>
            </text:list-item>
            <text:list-item>
              <text:p text:style-name="P2"><text:span text:style-name="Strong_20_Emphasis">Mobile-Based Geo-Tagged Check-Ins</text:span>: Allow authorized mobile-based check-ins for teachers or staff on field trips, ensuring attendance is logged with real-time location.</text:p>
            </text:list-item>
          </text:list>
        </text:list-item>
        <text:list-item>
          <text:p text:style-name="P1"><text:span text:style-name="Strong_20_Emphasis">Role-Based Access and Functionality</text:span>:</text:p>
          <text:list>
            <text:list-item>
              <text:p text:style-name="P2"><text:span text:style-name="Strong_20_Emphasis">SuperAdmin</text:span>:</text:p>
              <text:list>
                <text:list-item>
                  <text:p text:style-name="P2">Access to all attendance data with options to configure attendance settings and policies (e.g., attendance requirements, excused absence criteria, and grace periods).</text:p>
                </text:list-item>
                <text:list-item>
                  <text:p text:style-name="P2">Detailed reports of attendance rates by department, role (student, teacher), or individual.</text:p>
                </text:list-item>
                <text:list-item>
                  <text:p text:style-name="P2">System-wide attendance summary charts, month-on-month and year-on-year comparisons, and configurable alerts for critical thresholds.</text:p>
                </text:list-item>
              </text:list>
            </text:list-item>
            <text:list-item>
              <text:p text:style-name="P2"><text:span text:style-name="Strong_20_Emphasis">Admin</text:span>:</text:p>
              <text:list>
                <text:list-item>
                  <text:p text:style-name="P2">Oversee attendance for assigned departments or groups, such as tracking specific classes or teachers.</text:p>
                </text:list-item>
                <text:list-item>
                  <text:p text:style-name="P2">Set up scheduled attendance reminders and follow-up actions, especially for critical absences.</text:p>
                </text:list-item>
                <text:list-item>
                  <text:p text:style-name="P2">Downloadable reports on attendance patterns, including student attendance percentage, teacher attendance records, and class average attendance.</text:p>
                </text:list-item>
              </text:list>
            </text:list-item>
            <text:list-item>
              <text:p text:style-name="P2"><text:span text:style-name="Strong_20_Emphasis">Teacher</text:span>:</text:p>
              <text:list>
                <text:list-item>
                  <text:p text:style-name="P2">Quick attendance marking for assigned classes, with options to mark absences as excused, unexcused, or delayed.</text:p>
                </text:list-item>
                <text:list-item>
                  <text:p text:style-name="P2">View class-specific attendance insights: summary, monthly breakdowns, and absence trends.</text:p>
                </text:list-item>
                <text:list-item>
                  <text:p text:style-name="P2">Send automatic parent notifications or alerts through integrated communication channels (e.g., SMS, email) for absentees.</text:p>
                </text:list-item>
              </text:list>
            </text:list-item>
            <text:list-item>
              <text:p text:style-name="P2"><text:span text:style-name="Strong_20_Emphasis">Student</text:span>:</text:p>
              <text:list>
                <text:list-item>
                  <text:p text:style-name="P2">Access personal attendance history, including details on late marks and absences.</text:p>
                </text:list-item>
                <text:list-item>
                  <text:p text:style-name="P2">Request leave with reasons, which teachers and admins can view and approve, with the status displayed for students in real-time.</text:p>
                </text:list-item>
                <text:list-item>
                  <text:p text:style-name="P2">Ability to view attendance percentage versus the required threshold and receive warnings if attendance falls below set criteria.</text:p>
                </text:list-item>
              </text:list>
            </text:list-item>
          </text:list>
        </text:list-item>
        <text:list-item>
          <text:p text:style-name="P1"><text:span text:style-name="Strong_20_Emphasis">Interactive Attendance Dashboard</text:span>:</text:p>
          <text:list>
            <text:list-item>
              <text:p text:style-name="P2">Include attendance heatmaps showing days with the highest and lowest attendance for each class, month, or academic year.</text:p>
            </text:list-item>
            <text:list-item>
              <text:p text:style-name="P2">Visual charts showing trends over time, individual student attendance profiles, and department-wide attendance insights.</text:p>
            </text:list-item>
          </text:list>
        </text:list-item>
        <text:list-item>
          <text:p text:style-name="P1"><text:span text:style-name="Strong_20_Emphasis">Automated Notifications and Alerts</text:span>:</text:p>
          <text:list>
            <text:list-item>
              <text:p text:style-name="P2"><text:soft-page-break/><text:span text:style-name="Strong_20_Emphasis">Customizable Alerts</text:span> for students, parents, and staff about absences, weekly attendance summaries, and threshold-based warnings (e.g., if attendance is below a certain percentage).</text:p>
            </text:list-item>
            <text:list-item>
              <text:p text:style-name="P2"><text:span text:style-name="Strong_20_Emphasis">Real-Time Notifications</text:span> via SMS, email, or in-app notifications for absences or leave approvals/denials.</text:p>
            </text:list-item>
          </text:list>
        </text:list-item>
        <text:list-item>
          <text:p text:style-name="P1"><text:span text:style-name="Strong_20_Emphasis">Analytics &amp; Reporting</text:span>:</text:p>
          <text:list>
            <text:list-item>
              <text:p text:style-name="P2"><text:span text:style-name="Strong_20_Emphasis">Attendance Insights</text:span> such as top-attending classes, students with low attendance, and frequent absenteeism patterns.</text:p>
            </text:list-item>
            <text:list-item>
              <text:p text:style-name="P2">Generate exportable reports in various formats (PDF, CSV) for quick data sharing with regulatory authorities or school administrators.</text:p>
            </text:list-item>
            <text:list-item>
              <text:p text:style-name="P2">Attendance analysis per subject, grade, or teacher, identifying areas for improvement or intervention.</text:p>
            </text:list-item>
          </text:list>
        </text:list-item>
        <text:list-item>
          <text:p text:style-name="P1"><text:span text:style-name="Strong_20_Emphasis">Leave Management System</text:span>:</text:p>
          <text:list>
            <text:list-item>
              <text:p text:style-name="P2">Integrated <text:span text:style-name="Strong_20_Emphasis">Leave Request and Approval System</text:span>: Students and teachers can submit requests that go through a multi-level approval process based on the role.</text:p>
            </text:list-item>
            <text:list-item>
              <text:p text:style-name="P2"><text:span text:style-name="Strong_20_Emphasis">Automated Calendar Update</text:span> for leave-approved dates, showing excused absences and adjusted attendance totals in real time.</text:p>
            </text:list-item>
          </text:list>
        </text:list-item>
        <text:list-item>
          <text:p text:style-name="P1"><text:span text:style-name="Strong_20_Emphasis">Parent and Guardian Access</text:span>:</text:p>
          <text:list>
            <text:list-item>
              <text:p text:style-name="P1">Parents receive attendance updates and alerts for their child’s absences and can view real-time attendance records, request appointments with teachers, and receive notifications if their child’s attendance falls below school requirements.</text:p>
            </text:list-item>
          </text:list>
        </text:list-item>
      </text:list>
      <text:h text:style-name="Heading_20_3" text:outline-level="3">Technical Recommendations</text:h>
      <text:list xml:id="list2173625873" text:style-name="L2">
        <text:list-item>
          <text:p text:style-name="P4"><text:span text:style-name="Strong_20_Emphasis">Database Models</text:span>: Include tables for <text:span text:style-name="Source_20_Text">attendance</text:span>, <text:span text:style-name="Source_20_Text">leave_requests</text:span>, and <text:span text:style-name="Source_20_Text">attendance_settings</text:span>.</text:p>
        </text:list-item>
        <text:list-item>
          <text:p text:style-name="P4"><text:span text:style-name="Strong_20_Emphasis">Frontend Interface</text:span>: Use Ant Design components for a professional look and integrate real-time data visualization using tools like ReactJS Charts.</text:p>
        </text:list-item>
        <text:list-item>
          <text:p text:style-name="P3"><text:span text:style-name="Strong_20_Emphasis">Backend Logic</text:span>: Build APIs that manage attendance data, fetch history, and process leave approvals with real-time updates to the frontend.</text:p>
        </text:list-item>
      </text:list>
      <text:p text:style-name="Standard"><text:line-break/><text:line-break/><text:line-break/><text:line-break/><text:line-break/><text:line-break/><text:span text:style-name="T3">Next Step. How to proceed step by step</text:span><text:span text:style-name="T1"><text:line-break/><text:line-break/></text:span><text:span text:style-name="Strong_20_Emphasis"><text:span text:style-name="T2">1. Define Attendance Models and Schemas</text:span></text:span></text:p>
      <text:list xml:id="list1299398051" text:style-name="L9">
        <text:list-item>
          <text:p text:style-name="P6"><text:span text:style-name="Strong_20_Emphasis">Attendance Record</text:span>: Fields like <text:span text:style-name="Source_20_Text">userId</text:span>, <text:span text:style-name="Source_20_Text">role</text:span>, <text:span text:style-name="Source_20_Text">date</text:span>, <text:span text:style-name="Source_20_Text">status</text:span> (present, absent, excused, late), <text:span text:style-name="Source_20_Text">notes</text:span>, <text:span text:style-name="Source_20_Text">classId</text:span> (for teachers and students), and <text:span text:style-name="Source_20_Text">approvedLeave</text:span> (boolean).</text:p>
        </text:list-item>
        <text:list-item>
          <text:p text:style-name="P6"><text:span text:style-name="Strong_20_Emphasis">Leave Request</text:span>: Fields for <text:span text:style-name="Source_20_Text">userId</text:span>, <text:span text:style-name="Source_20_Text">dateRange</text:span>, <text:span text:style-name="Source_20_Text">reason</text:span>, <text:span text:style-name="Source_20_Text">status</text:span> (pending, approved, rejected), and <text:span text:style-name="Source_20_Text">approverId</text:span>.</text:p>
        </text:list-item>
        <text:list-item>
          <text:p text:style-name="P5"><text:soft-page-break/><text:span text:style-name="Strong_20_Emphasis">Attendance Policy</text:span>: Centralized policies like <text:span text:style-name="Source_20_Text">requiredAttendancePercentage</text:span>, <text:span text:style-name="Source_20_Text">lateGracePeriod</text:span>, and <text:span text:style-name="Source_20_Text">allowedExcusedAbsences</text:span>.</text:p>
        </text:list-item>
      </text:list>
      <text:h text:style-name="Heading_20_3" text:outline-level="3">2. <text:span text:style-name="Strong_20_Emphasis">Implement Attendance Marking Interfaces</text:span></text:h>
      <text:list xml:id="list3474399203" text:style-name="L10">
        <text:list-item>
          <text:p text:style-name="P8">For <text:span text:style-name="Strong_20_Emphasis">teachers</text:span> to mark attendance quickly with options for excused/unexcused statuses.</text:p>
        </text:list-item>
        <text:list-item>
          <text:p text:style-name="P7">For <text:span text:style-name="Strong_20_Emphasis">students</text:span> to view and monitor their personal attendance and submit leave requests.</text:p>
        </text:list-item>
      </text:list>
      <text:h text:style-name="Heading_20_3" text:outline-level="3">3. <text:span text:style-name="Strong_20_Emphasis">Set Up Role-Based Access Control</text:span></text:h>
      <text:p text:style-name="Text_20_body">Leverage your current role structure:</text:p>
      <text:list xml:id="list1160338060" text:style-name="L11">
        <text:list-item>
          <text:p text:style-name="P10"><text:span text:style-name="Strong_20_Emphasis">SuperAdmin</text:span>: Access comprehensive data and configurations.</text:p>
        </text:list-item>
        <text:list-item>
          <text:p text:style-name="P10"><text:span text:style-name="Strong_20_Emphasis">Admin</text:span>: Limited to assigned departments or groups.</text:p>
        </text:list-item>
        <text:list-item>
          <text:p text:style-name="P10"><text:span text:style-name="Strong_20_Emphasis">Teacher</text:span>: Limited to their classes, plus leave approval access for their students.</text:p>
        </text:list-item>
        <text:list-item>
          <text:p text:style-name="P9"><text:span text:style-name="Strong_20_Emphasis">Student</text:span>: Access only to personal attendance and leave requests.</text:p>
        </text:list-item>
      </text:list>
      <text:h text:style-name="Heading_20_3" text:outline-level="3">4. <text:span text:style-name="Strong_20_Emphasis">Automated Notifications and Alerts</text:span></text:h>
      <text:list xml:id="list175270897" text:style-name="L12">
        <text:list-item>
          <text:p text:style-name="P12">Configure automated alerts for critical thresholds (e.g., low attendance or frequent absences) via SMS, email, or in-app notifications.</text:p>
        </text:list-item>
        <text:list-item>
          <text:p text:style-name="P11">Notifications for pending leave requests and approval statuses should be sent to teachers and admins.</text:p>
        </text:list-item>
      </text:list>
      <text:h text:style-name="Heading_20_3" text:outline-level="3">5. <text:span text:style-name="Strong_20_Emphasis">Real-Time Dashboards and Reports</text:span></text:h>
      <text:list xml:id="list2972929467" text:style-name="L13">
        <text:list-item>
          <text:p text:style-name="P14"><text:span text:style-name="Strong_20_Emphasis">SuperAdmin</text:span>: Comprehensive visualizations, month-to-month and year-to-year trends.</text:p>
        </text:list-item>
        <text:list-item>
          <text:p text:style-name="P13"><text:span text:style-name="Strong_20_Emphasis">Admin and Teacher</text:span>: Focus on department-specific and class-specific attendance rates and absence trends.</text:p>
        </text:list-item>
      </text:list>
      <text:h text:style-name="Heading_20_3" text:outline-level="3">6. <text:span text:style-name="Strong_20_Emphasis">Integrate with Calendar and Notification Systems</text:span></text:h>
      <text:list xml:id="list1971164738" text:style-name="L14">
        <text:list-item>
          <text:p text:style-name="P16">Schedule automatic attendance reminders.</text:p>
        </text:list-item>
        <text:list-item>
          <text:p text:style-name="P15">Use the calendar to track attendance patterns and alerts.</text:p>
        </text:list-item>
      </text:list>
      <text:p text:style-name="Standard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4:00:13.653797061</meta:creation-date>
    <dc:date>2024-10-26T14:04:21.280813389</dc:date>
    <meta:editing-duration>PT3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2" meta:word-count="756" meta:character-count="5469" meta:non-whitespace-character-count="4821"/>
  </office:meta>
</office:document-meta>
</file>